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replace alert/prompt with pretty message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 &amp; guessing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display number of rounds left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how can I make it fullscreen / disable drag to show the url bar?</text:p>
          </table:table-cell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2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0">
          <table:table-cell table:style-name="ce32" office:value-type="string" calcext:value-type="string">
            <text:p>make objects rotat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BUG: object jumps instead of turning, when it has been only clicked and not also moved before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6" office:value-type="string" calcext:value-type="string">
            <text:p>shrink-to-fit screen for screens with lower resolutions</text:p>
          </table:table-cell>
          <table:table-cell table:style-name="ce33" table:number-columns-repeated="2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1:42:33.387576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3-20T01:43:53.131987439</dc:date>
    <meta:editing-duration>P2DT2H20M23S</meta:editing-duration>
    <meta:editing-cycles>87</meta:editing-cycles>
    <meta:document-statistic meta:table-count="1" meta:cell-count="126" meta:object-count="0"/>
  </office:meta>
</office:document-meta>
</file>